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Gothic" svg:font-family="'MS Gothic'" style:font-family-generic="system" style:font-pitch="variable"/>
    <style:font-face style:name="MS PGothic" svg:font-family="'MS PGothic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Default">
      <style:paragraph-properties style:text-autospace="none"/>
      <style:text-properties fo:color="#000000" loext:opacity="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Default">
      <style:paragraph-properties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size-complex="12pt"/>
    </style:style>
    <style:style style:name="P12" style:family="paragraph" style:parent-style-name="Heading_20_1">
      <style:text-properties fo:font-variant="normal" fo:text-transform="none" fo:color="#000000" loext:opacity="100%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000000" loext:opacity="100%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Heading_20_1">
      <style:text-properties fo:font-variant="normal" fo:text-transform="none" fo:color="#000000" loext:opacity="100%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loext:graphic-properties draw:fill="solid" draw:fill-color="#fdfdfd" draw:opacity="100%"/>
      <style:paragraph-properties fo:margin-left="1.058cm" fo:margin-right="0cm" fo:margin-top="0cm" fo:margin-bottom="0cm" style:contextual-spacing="false" style:line-height-at-least="0.529cm" fo:orphans="2" fo:widows="2" fo:text-indent="0cm" style:auto-text-indent="false" fo:background-color="#fdfdfd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style:font-name="Times New Roman" fo:font-size="12pt" fo:font-weight="normal" officeooo:rsid="001e4ef9" officeooo:paragraph-rsid="001e4ef9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style:font-name="Times New Roman" fo:font-size="12pt" fo:font-weight="normal" officeooo:paragraph-rsid="001e4ef9" fo:background-color="#ffffff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000000" loext:opacity="100%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bold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loext:opacity="100%" style:font-name="Times New Roman" fo:font-size="12pt" fo:letter-spacing="normal" fo:font-style="italic" fo:font-weight="normal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Times New Roman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officeooo:rsid="001e4ef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-e permite usar caracteres especiales como "/n"</text:h>
      <text:p text:style-name="P13">"NF{print $NF}" FS="/" </text:p>
      <text:p text:style-name="P13">NF escoges el ultimo campo, el delimitador predeterminado es espacio, que con FS lo cambias <text:s/>a /</text:p>
      <text:h text:style-name="P12" text:outline-level="1"/>
      <text:h text:style-name="P12" text:outline-level="1">Permisos especiales en Linux: Sticky Bit, SUID y SGID</text:h>
      <text:p text:style-name="P16">Sticky : hace que cualquiera pueda ver y modificar, pero no borrar, se suele usar en directorios, por ejemplo eol tmp.</text:p>
      <text:p text:style-name="P16">SUID: da permisos de usuario a todos los que editen, se suele poner en archivos, ejemplo en el psswd, que a su vez modifica el shadow, algo que de normal no se podria hacer.</text:p>
      <text:p text:style-name="P17"><text:span text:style-name="T11">SGUID: dar permisos del grupo a todos, se suele usar en un directorio que va a ser usado por varios usuarios.</text:span></text:p>
      <text:p text:style-name="P17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6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2"/>
      <text:p text:style-name="P9">chmod 1775 test</text:p>
      <text:p text:style-name="P8">O bien</text:p>
      <text:list text:style-name="L1">
        <text:list-item>
          <text:p text:style-name="P15">chmod +t /test <text:span text:style-name="T6">#para activar sticky bit</text:span></text:p>
        </text:list-item>
        <text:list-item>
          <text:p text:style-name="P15">chmod -t /test <text:span text:style-name="T6">#para desactivar sticky bit</text:span></text:p>
        </text:list-item>
      </text:list>
      <text:p text:style-name="P2"/>
      <text:p text:style-name="P2"/>
      <text:h text:style-name="P10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11"/>
      <text:p text:style-name="P9"><text:span text:style-name="T7">[</text:span>david<text:span text:style-name="T7">@</text:span>servcentos <text:span text:style-name="T7">test]</text:span>$ <text:span text:style-name="T7">chmod</text:span> 4775 hello.sh</text:p>
      <text:p text:style-name="P2"/>
      <text:h text:style-name="P10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11"/>
      <text:p text:style-name="P9"><text:span text:style-name="T7">chmod</text:span> 2555 "fichero"</text:p>
      <text:p text:style-name="P2"/>
      <text:p text:style-name="P2"/>
      <text:p text:style-name="P2">SCRIPT</text:p>
      <text:p text:style-name="P2"/>
      <text:p text:style-name="P2">Comienza con con #!/bin/bash</text:p>
      <text:p text:style-name="P2"/>
      <text:p text:style-name="P2">Variables</text:p>
      <text:p text:style-name="P2">nombre = 'Juan'</text:p>
      <text:p text:style-name="P2">echo "Hola, nombre"</text:p>
      <text:p text:style-name="P2"/>
      <text:p text:style-name="P2">Los parametros se referencian con $1 hasta $9</text:p>
      <text:p text:style-name="P2">$* devuelve los parametros separados por espacios</text:p>
      <text:p text:style-name="P2"><text:soft-page-break/>$@ parametros en array</text:p>
      <text:p text:style-name="P2">$# numero de parametros</text:p>
      <text:p text:style-name="P2">$0 nombre del scrip</text:p>
      <text:p text:style-name="P2"/>
      <text:p text:style-name="P2">Ejemplo: para.sh pepe juan manolo</text:p>
      <text:p text:style-name="P2"/>
      <text:p text:style-name="P2">IF</text:p>
      <text:p text:style-name="P3"/>
      <text:p text:style-name="P4">if["codicion"];then</text:p>
      <text:p text:style-name="P5">"comandos"</text:p>
      <text:p text:style-name="P4"><text:span text:style-name="T10">[elif"condicion"then</text:span></text:p>
      <text:p text:style-name="P5">"comandos"]</text:p>
      <text:p text:style-name="P5">[else</text:p>
      <text:p text:style-name="P5">"comandos"]</text:p>
      <text:p text:style-name="P5">fi</text:p>
      <text:p text:style-name="P3"/>
      <text:p text:style-name="P3">LO QUE PONER EN LA CONDICION DEL IF MIRAR LAS DIAPOS DE IF</text:p>
      <text:p text:style-name="P3"/>
      <text:p text:style-name="P3"/>
      <text:p text:style-name="P3">COMANDO CUT</text:p>
      <text:p text:style-name="P3"/>
      <text:p text:style-name="P3">cit -d ":" -f 4,5 ejercicio.txt</text:p>
      <text:p text:style-name="P3">-d:delimitador</text:p>
      <text:p text:style-name="P3">-f fields, seleccionar columnas</text:p>
      <text:p text:style-name="P3">-c caracteres=lista</text:p>
      <text:p text:style-name="P3"/>
      <text:p text:style-name="P3"/>
      <text:p text:style-name="P3">Grep</text:p>
      <text:p text:style-name="P3"><text:s/>Te permite buscar palabras o cadenas de texto</text:p>
      <text:p text:style-name="P3"/>
      <text:p text:style-name="P3">grep [opciones] patron archivo</text:p>
      <text:p text:style-name="P3">-i no distingue entre mayusculas y minusculas</text:p>
      <text:p text:style-name="P3">-c muestra el numero de lineas con el patron</text:p>
      <text:p text:style-name="P3">-r habilita busqueda rcusiva en el directorio actual</text:p>
      <text:p text:style-name="P3">-n busca lineas y precede cada linea coincidente con un numero de linea</text:p>
      <text:p text:style-name="P3"/>
      <text:p text:style-name="P3">WC</text:p>
      <text:p text:style-name="P3"/>
      <text:p text:style-name="P3">wc muestra el numero de caracteres</text:p>
      <text:p text:style-name="P3"/>
      <text:p text:style-name="P3">wc [opcion] archivo</text:p>
      <text:p text:style-name="P3">si no pones opciones la respuesta estará compuesta por tres cifras nº lineas, nº palabras, nº caracteres. Si no pones nombre de archivo, se referirá a la entrada estandar.</text:p>
      <text:p text:style-name="P3">Si pones dos archivos, te saca en la primera linea los valores de cada uno y en la final la suma total de ambos</text:p>
      <text:p text:style-name="P3"/>
      <text:p text:style-name="P3">-c muestr el numero de bytes</text:p>
      <text:p text:style-name="P3">-L nº caracteres de la linea mas larga</text:p>
      <text:p text:style-name="P3">-l muestra el numero de lineas del archivo</text:p>
      <text:p text:style-name="P3">-m muestra el numero de caracteres</text:p>
      <text:p text:style-name="P3">-w muestra el numero de palabras</text:p>
      <text:p text:style-name="P3"/>
      <text:p text:style-name="P3"><text:soft-page-break/>FIND</text:p>
      <text:p text:style-name="P3"/>
      <text:p text:style-name="P3">Buscá los archivos espeificados en los directorios de tu ordenador</text:p>
      <text:p text:style-name="P3"/>
      <text:p text:style-name="P3">find [ruta] opciones [lo que buscas]</text:p>
      <text:p text:style-name="P3"/>
      <text:p text:style-name="P3">si en la ruta ponemos / buscará en todo el sistema, si ponemos . Buscara en el directorio actual, si ponemos ~ buscará desde home.</text:p>
      <text:p text:style-name="P3"/>
      <text:p text:style-name="P3">-name busca por nombre</text:p>
      <text:p text:style-name="P3">-iname busca por nombre, ignora mayusculas y minusculas</text:p>
      <text:p text:style-name="P3">-not que no contenga eso, EJEMPLO; find . <text:s/>-not -iname fichero.txt</text:p>
      <text:p text:style-name="P3"/>
      <text:p text:style-name="P3">puedes usar los comodineas a la hora de buscar como. EJEMPLO; find . -name "*.txt"</text:p>
      <text:p text:style-name="P3">Si añades -delete al final, borras el archivo</text:p>
      <text:p text:style-name="P3"/>
      <text:p text:style-name="P3"/>
      <text:p text:style-name="P3">TAIL</text:p>
      <text:p text:style-name="P3"/>
      <text:p text:style-name="P3">Imprime los ultimos 10 registros de un archivo</text:p>
      <text:p text:style-name="P3"/>
      <text:p text:style-name="P3">tail [opciones] fichero.txt</text:p>
      <text:p text:style-name="P3"/>
      <text:p text:style-name="P3">-n indica el numero de lineas a imprimir</text:p>
      <text:p text:style-name="P3">-c indica en ultimo numero de bytes (mides en bites)</text:p>
      <text:p text:style-name="P3"/>
      <text:p text:style-name="P3">HEAD</text:p>
      <text:p text:style-name="P3"/>
      <text:p text:style-name="P3">igual que tail pero con los primeros registros</text:p>
      <text:p text:style-name="P3"/>
      <text:p text:style-name="P3"/>
      <text:p text:style-name="P3">REDIRECCIONAMIENTO</text:p>
      <text:p text:style-name="P3">0: entrada estandar (normalmente teclado)</text:p>
      <text:p text:style-name="P3">1: salida estandar (normalmente consola)</text:p>
      <text:p text:style-name="P3">2: salida error</text:p>
      <text:p text:style-name="P3"/>
      <text:p text:style-name="P3">ls -l &gt;fichero.txt guarda la saida de ls -l en el fichero, si no existe lo crea y si existe lo sobresescribe</text:p>
      <text:p text:style-name="P3">ls -l &gt;&gt;fichero.txt, es igual que antes pero de existir el archivo, no lo sibresescribe, sino que sigue escribiendo justo debajo.</text:p>
      <text:p text:style-name="P3">Ls -l 2&gt;fichero.txt guarda el error</text:p>
      <text:p text:style-name="P3"/>
      <text:p text:style-name="P3">TUBERIAS</text:p>
      <text:p text:style-name="P3">Permite la salida de un comando a otro</text:p>
      <text:p text:style-name="P3">comando | comando</text:p>
      <text:p text:style-name="P3"><text:s/>EJEMPLO: rpm -qa | grep "glibc"</text:p>
      <text:p text:style-name="P3">esto busca los paquetes instalados y te los filtra por los que se llamen glib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Gothic" svg:font-family="'MS Gothic'" style:font-family-generic="system" style:font-pitch="variable"/>
    <style:font-face style:name="MS PGothic" svg:font-family="'MS PGothic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fo:language="de" fo:country="DE" style:font-name-asian="Arial1" style:font-family-asian="Arial, Arial" style:font-family-generic-asian="swiss" style:font-size-asian="12pt" style:language-asian="ja" style:country-asian="JP" style:font-name-complex="Arial1" style:font-family-complex="Arial, Arial" style:font-family-generic-complex="swiss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4H44M11S</meta:editing-duration>
    <meta:editing-cycles>20</meta:editing-cycles>
    <meta:generator>LibreOffice/7.6.4.1$Windows_X86_64 LibreOffice_project/e19e193f88cd6c0525a17fb7a176ed8e6a3e2aa1</meta:generator>
    <dc:date>2024-04-15T20:35:56.426000000</dc:date>
    <meta:document-statistic meta:table-count="0" meta:image-count="0" meta:object-count="0" meta:page-count="3" meta:paragraph-count="90" meta:word-count="716" meta:character-count="4084" meta:non-whitespace-character-count="3453"/>
    <meta:user-defined meta:name="Info 1"/>
    <meta:user-defined meta:name="Info 2"/>
    <meta:user-defined meta:name="Info 3"/>
    <meta:user-defined meta:name="Info 4"/>
  </office:meta>
</office:document-meta>
</file>